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Module.getAttributeValues( String name , Configuration modeConf , Map objectMode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essionAttribute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